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onaLohit" svg:font-family="AponaLohi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3799in" fo:margin-left="0.25in" fo:margin-top="0.15in" fo:margin-bottom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0.6986in"/>
    </style:style>
    <style:style style:name="Table1.C" style:family="table-column">
      <style:table-column-properties style:column-width="0.3646in"/>
    </style:style>
    <style:style style:name="Table1.D" style:family="table-column">
      <style:table-column-properties style:column-width="0.6882in"/>
    </style:style>
    <style:style style:name="Table1.I" style:family="table-column">
      <style:table-column-properties style:column-width="0.3757in"/>
    </style:style>
    <style:style style:name="Table1.J" style:family="table-column">
      <style:table-column-properties style:column-width="0.6875in"/>
    </style:style>
    <style:style style:name="Table1.1" style:family="table-row">
      <style:table-row-properties style:min-row-height="0.6875in"/>
    </style:style>
    <style:style style:name="Table1.A1" style:family="table-cell">
      <style:table-cell-properties fo:padding="0.0382in" fo:border-left="1.25pt solid #000000" fo:border-right="none" fo:border-top="1.25pt solid #000000" fo:border-bottom="1.25pt solid #000000"/>
    </style:style>
    <style:style style:name="Table1.L1" style:family="table-cell">
      <style:table-cell-properties fo:padding="0.0382in" fo:border="1.25pt solid #000000"/>
    </style:style>
    <style:style style:name="Table1.A2" style:family="table-cell">
      <style:table-cell-properties fo:padding="0.0382in" fo:border-left="1.25pt solid #000000" fo:border-right="none" fo:border-top="none" fo:border-bottom="1.25pt solid #000000"/>
    </style:style>
    <style:style style:name="Table1.L2" style:family="table-cell">
      <style:table-cell-properties fo:padding="0.0382in" fo:border-left="1.25pt solid #000000" fo:border-right="1.25pt solid #000000" fo:border-top="none" fo:border-bottom="1.25pt solid #000000"/>
    </style:style>
    <style:style style:name="P1" style:family="paragraph" style:parent-style-name="Text_20_body">
      <style:text-properties officeooo:rsid="001d860a" officeooo:paragraph-rsid="001d860a"/>
    </style:style>
    <style:style style:name="P2" style:family="paragraph" style:parent-style-name="Table_20_Contents">
      <style:paragraph-properties fo:margin-top="0.1583in" fo:margin-bottom="0.1583in" loext:contextual-spacing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5pt" officeooo:rsid="001e083c" officeooo:paragraph-rsid="001e083c" style:font-size-asian="15pt" style:font-size-complex="15pt"/>
    </style:style>
    <style:style style:name="P4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margin-top="0.1583in" fo:margin-bottom="0.1583in" loext:contextual-spacing="false"/>
      <style:text-properties style:font-name="AponaLohit" fo:font-size="15pt" style:font-size-asian="15pt" style:font-name-complex="AponaLohit" style:font-size-complex="15pt"/>
    </style:style>
    <style:style style:name="P6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style:font-name="AponaLohit" fo:font-size="15pt" style:font-size-asian="15pt" style:font-name-complex="AponaLohit" style:font-size-complex="15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gr1" style:family="graphic">
      <style:graphic-properties svg:stroke-width="0.0098in" svg:stroke-color="#000000" draw:marker-start-width="0.1646in" draw:marker-end-width="0.1646in" draw:fill-color="#ffffff" draw:textarea-horizontal-align="justify" draw:textarea-vertical-align="middle" draw:auto-grow-height="false" fo:min-height="0.2236in" fo:min-width="1.8626in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098in" svg:stroke-color="#000000" draw:marker-start-width="0.1646in" draw:marker-end-width="0.1646in" draw:fill-color="#ffffff" draw:textarea-horizontal-align="justify" draw:textarea-vertical-align="middle" draw:auto-grow-height="false" fo:min-height="0.2209in" fo:min-width="1.1047in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svg:stroke-color="#000000" draw:marker-start-width="0.1646in" draw:marker-end-width="0.1646in" draw:fill-color="#ffffff" draw:textarea-horizontal-align="justify" draw:textarea-vertical-align="middle" draw:auto-grow-height="false" fo:min-height="0.2339in" fo:min-width="0.7429in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000000" draw:marker-start-width="0.2in" draw:marker-end-width="0.2in" draw:fill-color="#ffffff" draw:textarea-horizontal-align="justify" draw:textarea-vertical-align="middle" draw:auto-grow-height="false" fo:min-height="0.3492in" fo:min-width="0.37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7" svg:width="1.874in" svg:height="0.235in" svg:x="1.2161in" svg:y="0.0075in"><text:p/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7" svg:width="1.1161in" svg:height="0.2323in" svg:x="4.1181in" svg:y="0in"><text:p/><draw:enhanced-geometry svg:viewBox="0 0 21600 21600" draw:type="rectangle" draw:enhanced-path="M 0 0 L 21600 0 21600 21600 0 21600 0 0 Z N"/></draw:custom-shape><draw:custom-shape text:anchor-type="paragraph" draw:z-index="3" draw:name="Shape2" draw:style-name="gr4" draw:text-style-name="P9" svg:width="0.3976in" svg:height="0.3689in" svg:x="6.1602in" svg:y="-0.511in"><text:p text:style-name="P8"><text:span text:style-name="T3">111</text:span></text:p><draw:enhanced-geometry svg:viewBox="0 0 21600 21600" draw:type="rectangle" draw:enhanced-path="M 0 0 L 21600 0 21600 21600 0 21600 0 0 Z N"/></draw:custom-shape><text:s text:c="6"/><text:span text:style-name="T2">Occupation</text:span>:<text:tab/><text:tab/><text:tab/><text:tab/><text:tab/><text:span text:style-name="T1">Gender:</text:span><text:tab/><text:tab/><text:tab/><text:span text:style-name="T1">Age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D"/>
        <table:table-column table:style-name="Table1.A"/>
        <table:table-column table:style-name="Table1.D"/>
        <table:table-column table:style-name="Table1.I"/>
        <table:table-column table:style-name="Table1.J"/>
        <table:table-column table:style-name="Table1.I"/>
        <table:table-column table:style-name="Table1.D"/>
        <table:table-row table:style-name="Table1.1">
          <table:table-cell table:style-name="Table1.A1" office:value-type="string">
            <text:p text:style-name="P3">অ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আ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ই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ঈ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উ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ঊ</text:p>
          </table:table-cell>
          <table:table-cell table:style-name="Table1.L1" office:value-type="string">
            <text:p text:style-name="P4"><draw:custom-shape text:anchor-type="paragraph" draw:z-index="2" draw:name="Shape1" draw:style-name="gr3" draw:text-style-name="P7" svg:width="0.7543in" svg:height="0.2453in" svg:x="-0.1528in" svg:y="-0.5846in"><text:p/><draw:enhanced-geometry svg:viewBox="0 0 21600 21600" draw:type="rectangle" draw:enhanced-path="M 0 0 L 21600 0 21600 21600 0 21600 0 0 Z N"/></draw:custom-shape></text:p>
          </table:table-cell>
        </table:table-row>
        <table:table-row table:style-name="Table1.1">
          <table:table-cell table:style-name="Table1.A2" office:value-type="string">
            <text:p text:style-name="P4">ঋ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এ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ঐ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ঔ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L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ক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খ</text:p>
          </table:table-cell>
          <table:table-cell table:style-name="Table1.A2" office:value-type="string">
            <text:p text:style-name="P4"><text:s text:c="26"/></text:p>
          </table:table-cell>
          <table:table-cell table:style-name="Table1.A2" office:value-type="string">
            <text:p text:style-name="P4">গ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ঘ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ঙ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চ</text:p>
          </table:table-cell>
          <table:table-cell table:style-name="Table1.L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ছ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জ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ঝ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ঞ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ট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ঠ</text:p>
          </table:table-cell>
          <table:table-cell table:style-name="Table1.L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ড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ঢ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ণ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ত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থ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দ</text:p>
          </table:table-cell>
          <table:table-cell table:style-name="Table1.L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ধ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ন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প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ফ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ব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ভ</text:p>
          </table:table-cell>
          <table:table-cell table:style-name="Table1.L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ম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য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র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ল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শ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ষ</text:p>
          </table:table-cell>
          <table:table-cell table:style-name="Table1.L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স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হ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ক্ষ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ড়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ঢ়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য়</text:p>
          </table:table-cell>
          <table:table-cell table:style-name="Table1.L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6">ৎ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ং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ঃ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ঁ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া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ি</text:p>
          </table:table-cell>
          <table:table-cell table:style-name="Table1.L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6">ী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ু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ূ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ৃ 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ে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ৈ</text:p>
          </table:table-cell>
          <table:table-cell table:style-name="Table1.L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6">ো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ৌ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১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২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৩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৪</text:p>
          </table:table-cell>
          <table:table-cell table:style-name="Table1.L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৫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৬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৭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৮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৯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০</text:p>
          </table:table-cell>
          <table:table-cell table:style-name="Table1.L2" office:value-type="string">
            <text:p text:style-name="P4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onaLohit" svg:font-family="AponaLohi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2:05:16.802733296</meta:creation-date>
    <meta:editing-duration>PT2M58S</meta:editing-duration>
    <meta:editing-cycles>4</meta:editing-cycles>
    <meta:generator>LibreOffice/5.4.5.1$Linux_X86_64 LibreOffice_project/40m0$Build-1</meta:generator>
    <dc:date>2018-03-14T09:09:33.872366178</dc:date>
    <meta:document-statistic meta:table-count="1" meta:image-count="0" meta:object-count="0" meta:page-count="1" meta:paragraph-count="73" meta:word-count="74" meta:character-count="134" meta:non-whitespace-character-count="93"/>
  </office:meta>
</office:document-meta>
</file>